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F" svg:font-family=""/>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Subtitle">
      <style:paragraph-properties fo:break-before="page"/>
    </style:style>
    <style:style style:name="P4" style:family="paragraph" style:parent-style-name="Text_20_body">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Heading_20_2">
      <style:paragraph-properties fo:margin-top="0.1665in" fo:margin-bottom="0.0835in" fo:keep-with-next="always"/>
    </style:style>
    <style:style style:name="P11" style:family="paragraph" style:parent-style-name="Contents_20_1">
      <style:paragraph-properties>
        <style:tab-stops>
          <style:tab-stop style:position="6.6925in" style:type="right" style:leader-style="dotted" style:leader-text="."/>
        </style:tab-stops>
      </style:paragraph-properties>
    </style:style>
    <style:style style:name="P12" style:family="paragraph" style:parent-style-name="Contents_20_2">
      <style:paragraph-properties>
        <style:tab-stops>
          <style:tab-stop style:position="6.4957in" style:type="right" style:leader-style="dotted" style:leader-text="."/>
        </style:tab-stops>
      </style:paragraph-properties>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paragraph-properties fo:margin-left="0in" fo:margin-right="0in" fo:text-indent="0in" style:auto-text-indent="false"/>
    </style:style>
    <style:style style:name="P19" style:family="paragraph" style:parent-style-name="Subtitle">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New1"/>
    </style:style>
    <style:style style:name="T4" style:family="text">
      <style:text-properties style:text-position="super 58%"/>
    </style:style>
    <style:style style:name="T5" style:family="text">
      <style:text-properties style:font-name="Liberation Sans" style:font-name-asian="DejaVu LGC Sans" style:font-name-complex="DejaVu LGC San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JBossTS Test Orchestration Package</text:p>
      <text:p text:style-name="Title">Programmer's Guide</text:p>
      <text:p text:style-name="P19">Version 0.1.2</text:p>
      <text:p text:style-name="Subtitle">1<text:span text:style-name="T4">st</text:span> December 2008</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Introduction<text:tab/>4</text:p>
          <text:p text:style-name="P12">Event Condition Action Rules<text:tab/>4</text:p>
          <text:p text:style-name="P12">Rule Bindings<text:tab/>4</text:p>
          <text:p text:style-name="P12">Builtin Conditions and Actions<text:tab/>4</text:p>
          <text:p text:style-name="P12">Agent Transformation<text:tab/>5</text:p>
          <text:p text:style-name="P12">ECA Rule Engine<text:tab/>6</text:p>
          <text:p text:style-name="P11">Rule Language<text:tab/>7</text:p>
          <text:p text:style-name="P12">Rule Events<text:tab/>7</text:p>
          <text:p text:style-name="P12">Location Specifiers<text:tab/>8</text:p>
          <text:p text:style-name="P12">Rule Bindings<text:tab/>10</text:p>
          <text:p text:style-name="P12">Rule Expressions<text:tab/>10</text:p>
          <text:p text:style-name="P12">Rule Conditions<text:tab/>11</text:p>
          <text:p text:style-name="P12">Rule Actions<text:tab/>12</text:p>
          <text:p text:style-name="P11">Rule Language Built-Ins<text:tab/>13</text:p>
          <text:p text:style-name="P12">Helpers and Built-In Operations<text:tab/>13</text:p>
          <text:p text:style-name="P12">Countdowns<text:tab/>14</text:p>
          <text:p text:style-name="P12">Waiters<text:tab/>14</text:p>
          <text:p text:style-name="P12">Flags<text:tab/>15</text:p>
          <text:p text:style-name="P12">Tracing<text:tab/>15</text:p>
          <text:p text:style-name="P12">Aborting Execution<text:tab/>16</text:p>
          <text:p text:style-name="P12">Other Builtins<text:tab/>16</text:p>
          <text:p text:style-name="P11">Using The Orchestration Package<text:tab/>16</text:p>
          <text:p text:style-name="P12">Obtaining the sources<text:tab/>16</text:p>
          <text:p text:style-name="P12">Building the package<text:tab/>16</text:p>
          <text:p text:style-name="P12">Using The Package<text:tab/>17</text:p>
        </text:index-body>
      </text:table-of-content>
      <text:p text:style-name="Subtitle"/>
      <text:p text:style-name="P5">Legal Notices</text:p>
      <text:p text:style-name="P6">The information contained in this documentation is subject to change without notice.</text:p>
      <text:p text:style-name="P6">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7">Copyright</text:p>
      <text:p text:style-name="P6">JBoss, Home of Professional Open Source. Copyright 2008, Red Hat Middleware LLC,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p text:style-name="P4"/>
      <text:list text:style-name="Outline">
        <text:list-header>
          <text:h text:style-name="Heading_20_1" text:outline-level="1" text:is-list-header="true">Introduction</text:h>
        </text:list-header>
      </text:list>
      <text:p text:style-name="Text_20_body">The orchestration package provides an execution scripting tool designed primarily to support automation of tests for multi-threaded and multi-JVM Java applications. The package uses bytecode transformation to modify the runtime execution of the application without having to modify the source code. The possible modifications are essentially unlimited but the package provides explicit support for test automation in three main areas:</text:p>
      <text:list text:style-name="L1">
        <text:list-item>
          <text:p text:style-name="P13">orchestrating the timing of activities performed by independent application threads</text:p>
        </text:list-item>
        <text:list-item>
          <text:p text:style-name="P13">tracing application execution</text:p>
        </text:list-item>
        <text:list-item>
          <text:p text:style-name="P13">subverting normal method execution</text:p>
        </text:list-item>
      </text:list>
      <text:list text:style-name="Outline" text:continue-numbering="true">
        <text:list-item>
          <text:list text:continue-numbering="true">
            <text:list-header>
              <text:h text:style-name="Heading_20_2" text:outline-level="2" text:is-list-header="true">Event Condition Action Rules</text:h>
            </text:list-header>
          </text:list>
        </text:list-item>
      </text:list>
      <text:p text:style-name="Text_20_body">The orchestration tool primarily operates by introducing side-effects at specified points during execution according to an orchestration script. A single script comprises a set of <text:s/>rules each of which identifies an <text:span text:style-name="T1">event</text:span><text:span text:style-name="T2"> </text:span>occurring during program execution, defines a <text:span text:style-name="T1">condition</text:span> determining when the rule should be invoked and specifies a set of <text:span text:style-name="T1">actions</text:span> to be performed when it is invoked. Scripts employ an Event Condition Action (ECA) <text:s/>rule language to define how the application behaviour should be transformed at runtime. The three components of these rules, event, condition and action, are used, respectively, to define:</text:p>
      <text:list text:style-name="L2">
        <text:list-item>
          <text:p text:style-name="P14"><text:span text:style-name="T1">where</text:span> during application execution a side-effect should occur</text:p>
        </text:list-item>
        <text:list-item>
          <text:p text:style-name="P14"><text:span text:style-name="T1">whether</text:span> the side-effect should happen or not</text:p>
        </text:list-item>
        <text:list-item>
          <text:p text:style-name="P14"><text:span text:style-name="T1">what</text:span> the side effect should be</text:p>
        </text:list-item>
      </text:list>
      <text:p text:style-name="Text_20_body">Each test run is expected to supply a set of rules specifying the side-effects it wishes to introduce into the application under test. Rules may be supplied in a single script or as a set of scripts, the latter allowing reuse of rules across related tests.</text:p>
      <text:list text:style-name="Outline" text:continue-numbering="true">
        <text:list-item>
          <text:list text:continue-numbering="true">
            <text:list-header>
              <text:h text:style-name="Heading_20_2" text:outline-level="2" text:is-list-header="true">Rule Bindings</text:h>
            </text:list-header>
          </text:list>
        </text:list-item>
      </text:list>
      <text:p text:style-name="Text_20_body">Rule conditions and actions may be parameterised by <text:span text:style-name="T1">bindings</text:span>, contextual data obtained from the code location targeted by the rule. This allows actions associated with one rule to be correlated with actions performed by other rules and to be specific to the particular case in hand. For example, a rule attached to a database insertion method might bind the primary key of the record created by the method and use this binding to create a counter labelled with the key. Another rule attached to a database read operation might bind the primary key of the record being read, test for the presence of a counter labelled with the key, decrement it and throw a read exception when the counter reached zero. So, with this example the second rule would only act on records created during the test run and each such record would be counted down independently.</text:p>
      <text:list text:style-name="Outline" text:continue-numbering="true">
        <text:list-item>
          <text:list text:continue-numbering="true">
            <text:list-header>
              <text:h text:style-name="Heading_20_2" text:outline-level="2" text:is-list-header="true">Builtin Conditions and Actions</text:h>
            </text:list-header>
          </text:list>
        </text:list-item>
      </text:list>
      <text:p text:style-name="Text_20_body">The package provides a suite of built-in “orchestration” conditions and actions used to coordinate the activities of independent threads e.g. delays, waits and signals, countdowns, flag operations and so on. These are particularly useful for testing multi-threaded programs subject to arbitrary scheduling orders. Judicious insertion of <text:soft-page-break/>orchestration actions can guarantee that thread interleavings in a given test run occur in a desired order, enabling test code to reliably exercise parallel execution paths which do not normally occur with synthetic workloads.</text:p>
      <text:p text:style-name="Text_20_body">Tracing actions are provided so that test deployment scripts can track progress of a test run and identify successful or unsuccessful test completion. Trace output can also be used to debug rule execution. The use of local context data and orchestration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 A <text:span text:style-name="T1">return</text:span> action forces an early return from the code location targeted by the rule. If the method is non-void then the return action supplies a value to use as the method result. 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Finally, rules are not just restricted to using builtin operations. Application-specific side-effects can also be introduced by invoking publicly accessible application or JVM methods in rule conditions or actions.</text:p>
      <text:list text:style-name="Outline" text:continue-numbering="true">
        <text:list-item>
          <text:list text:continue-numbering="true">
            <text:list-header>
              <text:h text:style-name="Heading_20_2" text:outline-level="2" text:is-list-header="true">Agent Transformation</text:h>
            </text:list-header>
          </text:list>
        </text:list-item>
      </text:list>
      <text:p text:style-name="Text_20_body">The bytecode modifications performed by the orchestration package are implemented using a <text:span text:style-name="T1">Java agent</text:span> program which processes the rule script at At JVM bootstrap. JVM class loaders provide agents with an opportunity to modify loaded bytecode just prior to <text:s/>compilation (see package <text:span text:style-name="Code_20_Text">java.lang.Instrumentation</text:span> for details of how Java agents work). The orchestration agent is responsible for monitoring method code as it is loaded and identifying <text:span text:style-name="T1">trigger points</text:span>, code locations specified in rule events where the rule engine code should be invoked. This allows the rule engine to introduce the desired side effects.</text:p>
      <text:p text:style-name="Text_20_body">The agent inserts <text:span text:style-name="T1">trigger calls</text:span> into code at each point which matches a rule event (the <text:span text:style-name="T1">where</text:span> part of the rule). <text:s/>Trigger calls are calls to the rule execution engine which identify the <text:span text:style-name="T1">trigger method</text:span>, i.e. the method which contains the trigger point, the rule which has been matched and the arguments to the trigger method. If several rules match the same trigger point then there will be a sequence of trigger calls, one for each matching rule, which are called in the order they appear in their script(s). When a trigger call occurs the rule execution engine locates the relevant rul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and these are made available to the condition and action as default bindings with a standard naming convention. The event specification includes a binding specification which can introduce bindings for additional variables by invoking methods or operations on the method bindings and/or static data. This allows arbitrary data from the triggering context to be tested in the condition in order to decide whether to <text:span text:style-name="T2">fire</text:span> the rule and to be employed as a target or parameter for rule actions. Note that the agent will eventually be updated to pass local variables which are in scope at the trigger point as arguments to the <text:soft-page-break/>trigger call, making them available as default bindings.</text:p>
      <text:p text:style-name="Text_20_body">The agent also compiles exception handler code into the trigger method in order to deal with exceptions which might arise during rule processing. This is not intended to catch <text:s/>exceptions which arise because of errors detected during operation of the rule execution engine (they should all be caught and dealt with internally). Exceptions are only thrown out of the execution engine to alter the flow of control through the triggering method. Normally, after returning from a trigger call the triggering thread continues to execute the original method code. However, the return and throw actions can be used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us avoiding normal execution of the remaining code in the body of the triggering method.</text:p>
      <text:list text:style-name="Outline" text:continue-numbering="true">
        <text:list-item>
          <text:list text:continue-numbering="true">
            <text:list-header>
              <text:h text:style-name="P10" text:outline-level="2" text:is-list-header="true">ECA <text:span text:style-name="T5">Rule</text:span> Engine</text:h>
            </text:list-header>
          </text:list>
        </text:list-item>
      </text:list>
      <text:p text:style-name="Text_20_body">The rule execution engine consists of a rule parser, type checker and interpreter/compiler. The rule parser is invoked by the agent during bootstrap. This provides enough information to enable the agent to identify potential trigger points. Rules cannot be type checked and compiled until the class and method bytecode they refer to has been loaded. This is because type checking requires identifying properties of the trigger class and, potentially, of classes it mention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bytecode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Currently, trigger calls execute a rule by interpreting the rule parse tree. The rule engine creates an instance of a helper class (the inner class <text:span text:style-name="Code_20_Text">Rule.Helper</text:span>) to provide a context for each trigger call. This helper instance stores the bindings for the method parameters and for variables introduced by the rule event. This ensures that concurrent triggers of the same rule from different threads do not interfere with each other. The default helper class implements methods which perform binding of the rule's event variables (method <text:span text:style-name="Code_20_Text">bind</text:span>), testing of the rule's condition (method <text:span text:style-name="Code_20_Text">test</text:span>) and execution of the rule's actions (method <text:span text:style-name="Code_20_Text">fire</text:span>). These implementations all work by interpreting the parse tree. In future this will be optimized by having the rule compiler generate a specialization of the helper class for each trigger point. This generated class will include runtime-generated code for the bind, test and fire methods derived from the type checked parse tree.</text:p>
      <text:list text:style-name="Outline" text:continue-numbering="true">
        <text:list-header>
          <text:h text:style-name="Heading_20_1" text:outline-level="1" text:is-list-header="true"><text:soft-page-break/>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text:style-name="Outline" text:continue-numbering="true">
        <text:list-item>
          <text:list text:continue-numbering="true">
            <text:list-header>
              <text:h text:style-name="P10"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point inserted.</text:p>
      <text:p text:style-name="Text_20_body"><text:soft-page-break/>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agent <text:span text:style-name="T1">will not</text:span> transform any classes in package <text:span text:style-name="Code_20_Text">java.lang</text:span> nor classes in package <text:s/><text:span text:style-name="Code_20_Text">org.jboss.jbossts.orchestration</text:span> (the orchestration package itself).</text:p>
      <text:list text:style-name="Outline" text:continue-numbering="true">
        <text:list-item>
          <text:list text:continue-numbering="true">
            <text:list-header>
              <text:h text:style-name="Heading_20_2" text:outline-level="2" text:is-list-header="true">Location Specifiers</text:h>
            </text:list-header>
          </text:list>
        </text:list-item>
      </text:list>
      <text:p text:style-name="Text_20_body">It is easy and convenient to use line numbers to specify locations in code which is not subject to change. However, this is less useful for automated testing because modifications to the code base can shift the line numbers of unmodified lines invalidating test scripts. Luckily there are several other ways of specifying where a trigger point should be inserted into a target method which relate to the structure of the code. For example,</text:p>
      <text:p text:style-name="Code">#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cts,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text:p>
      <text:p text:style-name="Text_20_body"><text:soft-page-break/>The full set of location specifiers is as follows</text:p>
      <text:p text:style-name="Code">AT ENTRY<text:line-break/>AT LINE <text:span text:style-name="T1">number</text:span><text:line-break/>AT READ <text:span text:style-name="T1">[type </text:span>.<text:span text:style-name="T1">]</text:span> <text:span text:style-name="T1">field</text:span> <text:span text:style-name="T1">[count]</text:span><text:line-break/>AFTER READ <text:span text:style-name="T1">[ type </text:span>.<text:span text:style-name="T1">]</text:span> <text:span text:style-name="T1">field</text:span> <text:span text:style-name="T1">[count]<text:line-break/>AT WRITE [ type .] field [count]<text:line-break/>AFTER WRITE [ type .] field [count]<text:line-break/>AT INVOKE [ type .] method [ </text:span><text:span text:style-name="T2">(</text:span><text:span text:style-name="T1"> argtypes </text:span><text:span text:style-name="T2">)</text:span><text:span text:style-name="T1"> ] [count]<text:line-break/>AFTER INVOKE [ type .] method [ </text:span><text:span text:style-name="T2">(</text:span><text:span text:style-name="T1"> argtypes </text:span><text:span text:style-name="T2">)</text:span><text:span text:style-name="T1"> ][count]<text:line-break/>AT SYNCHRONIZE [count]<text:line-break/>AFTER SYNCHRONIZE [count]</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currently print an error in such cases because this may merely indicate that the rule does not apply to this particular class or method – perhaps this behaviour needs revising?).</text:p>
      <text:p text:style-name="P9">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text:p>
      <text:p text:style-name="P9">An <text:span text:style-name="Code_20_Text">AFTER READ</text:span> specification is identical to an AT READ specification except that it locates the trigger point after the <text:span text:style-name="Code_20_Text">getField</text:span> bytecode.</text:p>
      <text:p text:style-name="P9"><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2">READ</text:span></text:span> and <text:span text:style-name="Code_20_Text"><text:span text:style-name="T2">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text:soft-page-break/>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n.b. for hysterical reasons <text:span text:style-name="Code_20_Text">CALL</text:span> may be used as a synonym for <text:span text:style-name="Code_20_Text">INVOKE</text:span> and the <text:span text:style-name="Code_20_Text">AT</text:span> in an <text:span text:style-name="Code_20_Text">AT LINE</text:span> specifier is optional.</text:p>
      <text:list text:style-name="Outline" text:continue-numbering="true">
        <text:list-item>
          <text:list text:continue-numbering="true">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text:p>
      <text:list text:style-name="Outline" text:continue-numbering="true">
        <text:list-item>
          <text:list text:continue-numbering="true">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text:style-name="L3">
        <text:list-item>
          <text:p text:style-name="P15">references to previously bound variables</text:p>
        </text:list-item>
        <text:list-item>
          <text:p text:style-name="P15">static data references</text:p>
        </text:list-item>
        <text:list-item>
          <text:p text:style-name="P15">primitive literals</text:p>
        </text:list-item>
        <text:list-item>
          <text:p text:style-name="P15">field accesses</text:p>
        </text:list-item>
        <text:list-item>
          <text:p text:style-name="P15">method invocations</text:p>
        </text:list-item>
        <text:list-item>
          <text:p text:style-name="P15">built-in operation invocations</text:p>
        </text:list-item>
      </text:list>
      <text:p text:style-name="Text_20_body">n.b. built-in operations are explained in more detail below.</text:p>
      <text:p text:style-name="Text_20_body"><text:soft-page-break/>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text:style-name="L4">
        <text:list-item>
          <text:p text:style-name="P16">The assignment operator is not available for use in expressions. It can only be employed at the top level in binding specifications.</text:p>
        </text:list-item>
        <text:list-item>
          <text:p text:style-name="P16">Use of the new operator is not currently allowed in expressions.</text:p>
        </text:list-item>
        <text:list-item>
          <text:p text:style-name="P16">throw and return operations are only allowed as the last action in a sequence of rule actions (see below).</text:p>
        </text:list-item>
      </text:list>
      <text:list text:style-name="L5">
        <text:list-item>
          <text:p text:style-name="P17">Expressions should obey the normal rules regarding associativity and precedence.</text:p>
        </text:list-item>
        <text:list-item>
          <text:p text:style-name="P17">It should eventually be possible to allow expressions to make references to local variables which are in scope at the trigger point as well as to method arguments. So, for example, if the synchronization block of method commit was preceded by a declaration for an <text:span text:style-name="Code_20_Text">int</text:span> variable with name <text:span text:style-name="Code_20_Text">idx</text:span> then the example rule should be able to include references to this variable in expressions by employing a local variable reference of the form <text:span text:style-name="Code_20_Text">$idx</text:span>. This reference would evaluate to the value of the local variable when the trigger point was reached.</text:p>
        </text:list-item>
      </text:list>
      <text:list text:style-name="Outline" text:continue-numbering="true">
        <text:list-item>
          <text:list text:continue-numbering="true">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0,<text:line-break/> <text:tab/>. . .<text:line-break/>IF<text:tab/>engine.isRecovered()<text:line-break/>. . .<text:line-break/>ENDRULE</text:p>
      <text:p text:style-name="Text_20_body"><text:soft-page-break/>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0,<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text:style-name="Outline" text:continue-numbering="true">
        <text:list-item>
          <text:list text:continue-numbering="true">
            <text:list-header>
              <text:h text:style-name="Heading_20_2" text:outline-level="2" text:is-list-header="true">Rule Actions</text:h>
            </text:list-header>
          </text:list>
        </text:list-item>
      </text:list>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 “returning early with failure”,<text:line-break/> <text:s text:c="3"/>return false<text:line-break/>ENDRULE</text:span></text:p>
      <text:p text:style-name="Text_20_body">A throw expression is the <text:span text:style-name="Code_20_Text">throw</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ext:soft-page-break/>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 “throwing wrong state”,<text:line-break/> <text:s text:c="2"/>throw WrongStateException()<text:line-break/>ENDRULE</text:p>
      <text:p text:style-name="Text_20_body">An empty action list may be specified using the keyword <text:span text:style-name="Code_20_Text">NOTHING</text:span>. </text:p>
      <text:list text:style-name="Outline" text:continue-numbering="true">
        <text:list-header>
          <text:h text:style-name="Heading_20_1" text:outline-level="1" text:is-list-header="true">Rule Language Built-Ins</text:h>
        </text:list-header>
      </text:list>
      <text:p text:style-name="P2">The rule language provides a suite of built-in calls for use in rule expressions. Invocations of built-ins are written as simple method calls without a recipient (i.e. rather like static data calls). These are primarily intended for use in condition and action expressions but they may be called anywhere. <text:s/>They provide features which are designed to make it easy to perform complex tests, in particular to coordinate the actions of threads in multi-threaded applications. These features are not fixed in stone and the rule engine has been designed to ensure that new built-ins can easily be added as new requirements are identified.</text:p>
      <text:list text:style-name="Outline" text:continue-numbering="true">
        <text:list-item>
          <text:list text:continue-numbering="true">
            <text:list-header>
              <text:h text:style-name="Heading_20_2" text:outline-level="2" text:is-list-header="true">Helpers and Built-In Operations</text:h>
            </text:list-header>
          </text:list>
        </text:list-item>
      </text:list>
      <text:p text:style-name="P2">The reason for employing a helper class to handle rule execution is that it locates in one place all the execution context for the triggered rule. This includes the current set of bindings and a back-link to the original rule and, from there, the triggering class and method. This also provides an opportunity for the helper class to supply the implementation of any built-in operations which may be desired in rule event bindings, conditions or actions.</text:p>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for example, the helper class implements a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T3">debug</text:span> built-in is executed the rule engine calls the corresponding method of the current helper instance passing it the string <text:span text:style-name="Code_20_Text">“killing JVM”</text:span>. Method <text:span text:style-name="Code_20_Text">killJVM</text:span> is another built-in which is implemented by an instance method of class <text:span text:style-name="Code_20_Text">Rule.Helper</text:span>.</text:p>
      <text:p text:style-name="P1">Note that method debug has a boolean signature so that tracing can also be performed in rule conditions. This would normally occur in combination with a test of some bound variable or method parameter, for example:</text:p>
      <text:p text:style-name="Code"><text:soft-page-break/>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Rule.Helper</text:span> as built-in operations. So when the rule type checker encounters an invocation of <text:span text:style-name="Code_20_Text">debug</text:span> with no recipient supplied it identifies that debug is a method of <text:s/>class <text:span text:style-name="Code_20_Text">Rule.Helper</text:span> and automatically type checks the call against this method. At execution time the call is executed by invoking the relevant implementation on the helper instance handling the rule trigger call.</text:p>
      <text:p text:style-name="P1">This feature allows additional built-ins to be added automatically to the rule engine by adding new instance methods. No changes are required to the parser, type checker and compiler in order for this to work.</text:p>
      <text:list text:style-name="Outline" text:continue-numbering="true">
        <text:list-item>
          <text:list text:continue-numbering="true">
            <text:list-header>
              <text:h text:style-name="Heading_20_2" text:outline-level="2" text:is-list-header="true">Countdowns</text:h>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add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add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add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add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add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text:soft-page-break/>same identifier. Note that this behaviour ensures that a race between multiple threads to decrement a counter from one or more rule conditions can only have one winner.</text:p>
      <text:list text:style-name="Outline" text:continue-numbering="true">
        <text:list-item>
          <text:list text:continue-numbering="true">
            <text:list-header>
              <text:h text:style-name="Heading_20_2" text:outline-level="2" text:is-list-header="true">Waiters</text:h>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Kill(Object identifier)</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determine the target of wait and signal operations. It is used to <text:s/>index private instances which manage the synchronization activity.</text:p>
      <text:p text:style-name="Text_20_body"><text:span text:style-name="Code_20_Text">waitFor</text:span> is intended for use in a rule action. It suspends the current thread until either a <text:span text:style-name="Code_20_Text">signalWake</text:span> or a <text:span text:style-name="Code_20_Text">signalKill</text:span> is called with the same identifier. In the former case the thread will continue processing any subsequent actions or will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for a signal associated with <text:span text:style-name="Code_20_Text">identifier</text:span>. It returns false if there are no threads waiting.</text:p>
      <text:p text:style-name="Text_20_body"><text:span text:style-name="Code_20_Text">signalWake</text:span> is intended for use in rule conditions or actions. If there are threads waiting for a signal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Kill</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list text:style-name="Outline" text:continue-numbering="true">
        <text:list-item>
          <text:list text:continue-numbering="true">
            <text:list-header>
              <text:h text:style-name="Heading_20_2" text:outline-level="2" text:is-list-header="true">Flags</text:h>
            </text:list-header>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with countdowns,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text:soft-page-break/>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p text:style-name="Text_20_body">Note a flag is semantically equivalent to a countdown created with count 0.</text:p>
      <text:list text:style-name="Outline" text:continue-numbering="true">
        <text:list-item>
          <text:list text:continue-numbering="true">
            <text:list-header>
              <text:h text:style-name="Heading_20_2" text:outline-level="2" text:is-list-header="true">Tracing</text:h>
            </text:list-header>
          </text:list>
        </text:list-item>
      </text:list>
      <text:p text:style-name="Text_20_body">The rule engine currently provides a single tracing call.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list text:style-name="Outline" text:continue-numbering="true">
        <text:list-item>
          <text:list text:continue-numbering="true">
            <text:list-header>
              <text:h text:style-name="Heading_20_2" text:outline-level="2" text:is-list-header="true">Aborting Execution</text:h>
            </text:list-header>
          </text:list>
        </text:list-item>
      </text:list>
      <text:p text:style-name="Text_20_body">The rule engine provides two built-ins for use in rule actions which allow execution of the triggering method to be aborted. The API defined by the helper class is</text:p>
      <text:p text:style-name="Code">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text:style-name="Outline" text:continue-numbering="true">
        <text:list-item>
          <text:list text:continue-numbering="true">
            <text:list-header>
              <text:h text:style-name="Heading_20_2" text:outline-level="2" text:is-list-header="true">Other Builtins</text:h>
            </text:list-header>
          </text:list>
        </text:list-item>
      </text:list>
      <text:p text:style-name="P1">It is intended to implement a rendezvous API along the following lines:</text:p>
      <text:p text:style-name="Code">public boolean rendezvous(Object identifier, int count)<text:line-break/>public int rendezvousCount(Object identifier)<text:line-break/>public int rendezvousLimit(Object identifier)</text:p>
      <text:p text:style-name="P1"><text:span text:style-name="Code_20_Text">rendezvous</text:span> will cause the current thread to suspend until <text:span text:style-name="Code_20_Text">count</text:span> other threads have arrived at the rendezvous identified by <text:s/><text:span text:style-name="Code_20_Text">identifier</text:span>, at which point it will return <text:span text:style-name="Code_20_Text">true</text:span>. If count is less than <text:span text:style-name="Code_20_Text">1</text:span> or if other threads are waiting for the rendezvous under a different count then it will return <text:span text:style-name="Code_20_Text">false</text:span>. Note that it is legitimate (although pathological) to supply a count of <text:span text:style-name="Code_20_Text">1</text:span>. In this latter case the rendezvous call will return true without waiting.</text:p>
      <text:p text:style-name="P1"><text:span text:style-name="Code_20_Text">getRendezvous</text:span> will return the number of threads waiting at the rendezvous identified by <text:span text:style-name="Code_20_Text">identifier</text:span> or 0 if no threads are currently waiting.</text:p>
      <text:p text:style-name="P1"><text:soft-page-break/>rendezvousLimit will return the count associated with the rendezvous identified by <text:span text:style-name="Code_20_Text">identifier</text:span> or <text:span text:style-name="Code_20_Text">0</text:span> if no threads are currently waiting.</text:p>
      <text:list text:style-name="Outline" text:continue-numbering="true">
        <text:list-header>
          <text:h text:style-name="Heading_20_1" text:outline-level="1" text:is-list-header="true">Using The Orchestration Package</text:h>
          <text:list>
            <text:list-header>
              <text:h text:style-name="Heading_20_2" text:outline-level="2" text:is-list-header="true">Obtaining the sources</text:h>
            </text:list-header>
          </text:list>
        </text:list-header>
      </text:list>
      <text:p text:style-name="P1">The orchestration package sources are available from the JBossTS SVN repository located under directory workspace/adinn/orchestration (they will have to move to trunk at some point). The source tree includes an ext directory containing the external javacup, JFlex and ObjectWeb asm jars needed by the agent and rule code.</text:p>
      <text:p text:style-name="P1">The package includes some sample rule scripts located in directory dd/scripts.</text:p>
      <text:list text:style-name="Outline" text:continue-numbering="true">
        <text:list-item>
          <text:list text:continue-numbering="true">
            <text:list-header>
              <text:h text:style-name="Heading_20_2" text:outline-level="2" text:is-list-header="true">Building the package</text:h>
            </text:list-header>
          </text:list>
        </text:list-item>
      </text:list>
      <text:p text:style-name="P1">The package builds to produce a single jar in build/lib/orchestration.jar.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The top level directory contains a file build.xml with default target 'jar' which builds the orchestration jar. Other useful targets include 'parser' which rebuilds the javacup/JFlex parser from the grammar rules in dd/grammar and 'TestScript', which compiles and runs program TestScript.java. The latter is an offline type checker which parses and then type checks the rules defined in file handler.txt in the top level directory. Note that the latter target requires any classes mentioned in the rules to be in the class path of the TestScript program so it may be necessary to edit the rules in build.xml to get this to work.</text:p>
      <text:list text:style-name="Outline" text:continue-numbering="true">
        <text:list-item>
          <text:list text:continue-numbering="true">
            <text:list-header>
              <text:h text:style-name="Heading_20_2" text:outline-level="2" text:is-list-header="true">Using The Package</text:h>
            </text:list-header>
          </text:list>
        </text:list-item>
      </text:list>
      <text:p text:style-name="P1">Using the package is refreshingly simple in that it only requires pointing the JVM at the agent code in the jar and at the script files containing the orchestratio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2">(=script:</text:span></text:span><text:span text:style-name="Code_20_Text"><text:span text:style-name="T1">agentscript</text:span></text:span><text:span text:style-name="Code_20_Text"><text:span text:style-name="T2">)+</text:span></text:span></text:p>
      <text:p text:style-name="P1">This is a standard option for JDK 1.5 and upwards.</text:p>
      <text:p text:style-name="P1"><text:span text:style-name="Code_20_Text"><text:span text:style-name="T1">agentlib</text:span></text:span> is a path to the orchestration jar. The build process inserts a metadata file in the jar which allows the JVM to identify the agent program entry point so eberthing else si shrink-wrapped.</text:p>
      <text:p text:style-name="P1"><text:span text:style-name="Code_20_Text"><text:span text:style-name="T1">agentscript</text:span></text:span> is a path to a rule script to be used during the JVM run. Multiple scripts may be provided (the brackets and + sign are regexp syntax and do not actually appear in the command flag). The name of each script file is separated from the agentlib file or preceding script file names by an <text:span text:style-name="Code_20_Text">=script:</text:span>separator string. For example, setting</text:p>
      <text:p text:style-name="Code"><text:span text:style-name="Code_20_Text">export JAVA_OPTS="-javaagent:${HOME}/jboss/workspace/adinn/<text:line-break/>orchestration/build/lib/orchestration.jar=script:${HOME}/j<text:line-break/>boss/workspace/adinn/orchestration/dd/scripts/HeuristicSave<text:line-break/>AndRecover.txt"</text:span></text:p>
      <text:p text:style-name="Text_20_body">will cause the JVM (and indeed JBoss AS) to pick up the jar file from the build directory and use the script provided in the dd directory.</text:p>
      <text:p text:style-name="Text_20_body"><text:soft-page-break/>The transformations performed by the agent can be observed by setting several environment variables which cause the transformed bytecode to be dumped to disk.</text:p>
      <text:p text:style-name="Text_20_body">If <text:s/>system property</text:p>
      <text:p text:style-name="P8"><text:span text:style-name="Code_20_Text">org.jboss.jbossts.orchestration.dump.generated.classes</text:span></text:p>
      <text:p text:style-name="P1"><text:s/>is set (with <text:span text:style-name="T1">any</text:span> value)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8"><text:span text:style-name="Code_20_Text">org.jboss.jbossts.orchestration.dump.generated.classes.directory</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F" svg:font-family=""/>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GB" style:letter-kerning="true"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list-style-name="Outline" style:class="text" style:master-page-name="" style:default-outline-level="1">
      <style:paragraph-properties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list-style-name="Outline" style:class="text" style:master-page-name="" style:default-outline-level="2">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Courier New"/>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Courier New"/>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text:list-style style:name="Outline">
      <text:list-level-style-number text:level="1" text:style-name="Numbering_20_Symbols" style:num-prefix=" " style:num-suffix="." style:num-format="1">
        <style:list-level-properties text:min-label-distance="0.15in"/>
      </text:list-level-style-number>
      <text:list-level-style-number text:level="2" text:style-name="Numbering_20_Symbols" style:num-prefix=" " style:num-suffix="." style:num-format="1" text:display-levels="2">
        <style:list-level-properties text:min-label-distance="0.15in"/>
      </text:list-level-style-number>
      <text:list-level-style-number text:level="3" text:style-name="Numbering_20_Symbols" style:num-prefix=" " style:num-suffix=")" style:num-format="a">
        <style:list-level-properties text:min-label-distance="0.15in"/>
      </text:list-level-style-number>
      <text:list-level-style-bullet text:level="4" text:style-name="Bullet_20_Symbols" style:num-prefix=" " style:num-suffix=" " text:bullet-char="">
        <style:list-level-properties text:min-label-distance="0.15in"/>
      </text:list-level-style-bullet>
      <text:list-level-style-bullet text:level="5" text:style-name="Bullet_20_Symbols" style:num-prefix=" " style:num-suffix=" " text:bullet-char="">
        <style:list-level-properties text:min-label-distance="0.15in"/>
      </text:list-level-style-bullet>
      <text:list-level-style-bullet text:level="6" text:style-name="Bullet_20_Symbols" style:num-prefix=" " style:num-suffix=" " text:bullet-char="">
        <style:list-level-properties text:min-label-distance="0.15in"/>
      </text:list-level-style-bullet>
      <text:list-level-style-bullet text:level="7" text:style-name="Bullet_20_Symbols" style:num-prefix=" " style:num-suffix=" " text:bullet-char="">
        <style:list-level-properties text:min-label-distance="0.15in"/>
      </text:list-level-style-bullet>
      <text:list-level-style-bullet text:level="8" text:style-name="Bullet_20_Symbols" style:num-prefix=" " style:num-suffix=" " text:bullet-char="">
        <style:list-level-properties text:min-label-distance="0.15in"/>
      </text:list-level-style-bullet>
      <text:list-level-style-bullet text:level="9" text:style-name="Bullet_20_Symbols" style:num-prefix=" " style:num-suffix=" " text:bullet-char="">
        <style:list-level-properties text:min-label-distance="0.15in"/>
      </text:list-level-style-bullet>
      <text:list-level-style-bullet text:level="10" text:style-name="Bullet_20_Symbols" style:num-prefix=" " style:num-suffix=" " text:bullet-char="">
        <style:list-level-properties text:min-label-distance="0.15in"/>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meta:generator>
    <meta:initial-creator>Andrew Dinn</meta:initial-creator>
    <meta:creation-date>2008-09-25T16:33:44</meta:creation-date>
    <dc:creator>Andrew Dinn</dc:creator>
    <dc:date>2008-12-01T14:09:08</dc:date>
    <meta:printed-by>Andrew Dinn</meta:printed-by>
    <meta:print-date>2008-09-26T17:21:42</meta:print-date>
    <meta:editing-cycles>45</meta:editing-cycles>
    <meta:editing-duration>PT20H37M35S</meta:editing-duration>
    <meta:user-defined meta:name="Info 1"/>
    <meta:user-defined meta:name="Info 2"/>
    <meta:user-defined meta:name="Info 3"/>
    <meta:user-defined meta:name="Info 4"/>
    <meta:document-statistic meta:table-count="0" meta:image-count="0" meta:object-count="0" meta:page-count="18" meta:paragraph-count="213" meta:word-count="6826" meta:character-count="42781"/>
  </office:meta>
</office:document-meta>
</file>